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4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mey/Billie/Emily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08-02-2016(ddmmyyyy)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G326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09H54M00S">
            <text:p>09:54</text:p>
          </table:table-cell>
          <table:table-cell table:style-name="ce36"/>
          <table:table-cell table:style-name="ce58" office:value-type="float" office:value="107.4">
            <text:p>107.40</text:p>
          </table:table-cell>
          <table:table-cell table:style-name="ce79" table:formula="of:=2.5773*[.F10]-257.81" office:value-type="float" office:value="18.99202">
            <text:p>18.99</text:p>
          </table:table-cell>
          <table:table-cell table:style-name="ce93" office:value-type="string">
            <text:p>0 dead pixels</text:p>
          </table:table-cell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09H55M00S">
            <text:p>09:55</text:p>
          </table:table-cell>
          <table:table-cell table:style-name="ce37" table:formula="of:=[.D11]-[.D10]" office:value-type="time" office:time-value="PT00H01M00S">
            <text:p>00:01</text:p>
          </table:table-cell>
          <table:table-cell table:style-name="ce59" office:value-type="float" office:value="299.6">
            <text:p>299.60</text:p>
          </table:table-cell>
          <table:table-cell table:style-name="ce80" table:formula="of:=[.F11]-280" office:value-type="float" office:value="19.6">
            <text:p>19.6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2H13M00S">
            <text:p>12:13</text:p>
          </table:table-cell>
          <table:table-cell table:style-name="ce38"/>
          <table:table-cell table:style-name="ce60" office:value-type="float" office:value="108.5">
            <text:p>108.50</text:p>
          </table:table-cell>
          <table:table-cell table:style-name="ce79" table:formula="of:=2.5773*[.F12]-257.81" office:value-type="float" office:value="21.82705">
            <text:p>21.83</text:p>
          </table:table-cell>
          <table:table-cell table:style-name="ce93" office:value-type="string">
            <text:p>1 hot pixel</text:p>
          </table:table-cell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2H14M00S">
            <text:p>12:14</text:p>
          </table:table-cell>
          <table:table-cell table:style-name="ce39" table:formula="of:=[.D13]-[.D12]" office:value-type="time" office:time-value="PT00H01M00S">
            <text:p>00:01</text:p>
          </table:table-cell>
          <table:table-cell table:style-name="ce61" office:value-type="float" office:value="298.2">
            <text:p>298.20</text:p>
          </table:table-cell>
          <table:table-cell table:style-name="ce80" table:formula="of:=[.F13]-280" office:value-type="float" office:value="18.2">
            <text:p>18.20</text:p>
          </table:table-cell>
          <table:table-cell table:style-name="ce93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Alignment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09H58M00S">
            <text:p>09:58</text:p>
          </table:table-cell>
          <table:table-cell table:style-name="ce36"/>
          <table:table-cell table:style-name="ce58" office:value-type="float" office:value="107.8">
            <text:p>107.80</text:p>
          </table:table-cell>
          <table:table-cell table:style-name="ce79" table:formula="of:=2.5773*[.F14]-257.81" office:value-type="float" office:value="20.02294">
            <text:p>20.02</text:p>
          </table:table-cell>
          <table:table-cell table:style-name="ce94"/>
          <table:table-cell table:style-name="ce115"/>
          <table:table-cell table:style-name="ce115" office:value-type="string">
            <text:p>+</text:p>
          </table:table-cell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09H59M00S">
            <text:p>09:59</text:p>
          </table:table-cell>
          <table:table-cell table:style-name="ce37" table:formula="of:=[.D15]-[.D14]" office:value-type="time" office:time-value="PT00H01M00S">
            <text:p>00:01</text:p>
          </table:table-cell>
          <table:table-cell table:style-name="ce59" office:value-type="float" office:value="299.6">
            <text:p>299.60</text:p>
          </table:table-cell>
          <table:table-cell table:style-name="ce80" table:formula="of:=[.F15]-280" office:value-type="float" office:value="19.6">
            <text:p>19.60</text:p>
          </table:table-cell>
          <table:table-cell table:style-name="ce95"/>
          <table:table-cell table:style-name="ce116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0H09M00S">
            <text:p>10:09</text:p>
          </table:table-cell>
          <table:table-cell table:style-name="ce34"/>
          <table:table-cell table:style-name="ce56" office:value-type="float" office:value="108.2">
            <text:p>108.20</text:p>
          </table:table-cell>
          <table:table-cell table:style-name="ce77" table:formula="of:=2.5773*[.F16]-257.81" office:value-type="float" office:value="21.05386">
            <text:p>21.05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0H19M00S">
            <text:p>10:19</text:p>
          </table:table-cell>
          <table:table-cell table:style-name="ce35" table:formula="of:=[.D17]-[.D16]" office:value-type="time" office:time-value="PT00H10M00S">
            <text:p>00:10</text:p>
          </table:table-cell>
          <table:table-cell table:style-name="ce57" office:value-type="float" office:value="299.6">
            <text:p>299.60</text:p>
          </table:table-cell>
          <table:table-cell table:style-name="ce78" table:formula="of:=[.F17]-280" office:value-type="float" office:value="19.6">
            <text:p>19.6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0H20M00S">
            <text:p>10:20</text:p>
          </table:table-cell>
          <table:table-cell table:style-name="ce34"/>
          <table:table-cell table:style-name="ce56" office:value-type="float" office:value="108.3">
            <text:p>108.30</text:p>
          </table:table-cell>
          <table:table-cell table:style-name="ce77" table:formula="of:=2.5773*[.F18]-257.81" office:value-type="float" office:value="21.31159">
            <text:p>21.31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0H26M00S">
            <text:p>10:26</text:p>
          </table:table-cell>
          <table:table-cell table:style-name="ce35" table:formula="of:=[.D19]-[.D18]" office:value-type="time" office:time-value="PT00H06M00S">
            <text:p>00:06</text:p>
          </table:table-cell>
          <table:table-cell table:style-name="ce57" office:value-type="float" office:value="299.6">
            <text:p>299.60</text:p>
          </table:table-cell>
          <table:table-cell table:style-name="ce78" table:formula="of:=[.F19]-280" office:value-type="float" office:value="19.6">
            <text:p>19.60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0H27M00S">
            <text:p>10:27</text:p>
          </table:table-cell>
          <table:table-cell table:style-name="ce34"/>
          <table:table-cell table:style-name="ce56" office:value-type="float" office:value="108.3">
            <text:p>108.30</text:p>
          </table:table-cell>
          <table:table-cell table:style-name="ce77" table:formula="of:=2.5773*[.F20]-257.81" office:value-type="float" office:value="21.31159">
            <text:p>21.3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0H28M00S">
            <text:p>10:28</text:p>
          </table:table-cell>
          <table:table-cell table:style-name="ce35" table:formula="of:=[.D21]-[.D20]" office:value-type="time" office:time-value="PT00H01M00S">
            <text:p>00:01</text:p>
          </table:table-cell>
          <table:table-cell table:style-name="ce57" office:value-type="float" office:value="299.6">
            <text:p>299.60</text:p>
          </table:table-cell>
          <table:table-cell table:style-name="ce78" table:formula="of:=[.F21]-280" office:value-type="float" office:value="19.6">
            <text:p>19.6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12M00S">
            <text:p>14:12</text:p>
          </table:table-cell>
          <table:table-cell table:style-name="ce40"/>
          <table:table-cell table:style-name="ce62" office:value-type="float" office:value="108.7">
            <text:p>108.70</text:p>
          </table:table-cell>
          <table:table-cell table:style-name="ce81" table:formula="of:=2.5773*[.F22]-257.81" office:value-type="float" office:value="22.34251">
            <text:p>22.34</text:p>
          </table:table-cell>
          <table:table-cell table:style-name="ce97" office:value-type="string">
            <text:p>Roc2 is offset 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4H16M00S">
            <text:p>14:16</text:p>
          </table:table-cell>
          <table:table-cell table:style-name="ce41" table:formula="of:=[.D23]-[.D22]" office:value-type="time" office:time-value="PT00H04M00S">
            <text:p>00:04</text:p>
          </table:table-cell>
          <table:table-cell table:style-name="ce63" office:value-type="float" office:value="299.9">
            <text:p>299.90</text:p>
          </table:table-cell>
          <table:table-cell table:style-name="ce82" table:formula="of:=[.F23]-280" office:value-type="float" office:value="19.9">
            <text:p>19.90</text:p>
          </table:table-cell>
          <table:table-cell table:style-name="ce98" office:value-type="string">
            <text:p>no floro – tried twice no ph recorded</text:p>
          </table:table-cell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04M00S">
            <text:p>14:04</text:p>
          </table:table-cell>
          <table:table-cell table:style-name="ce40"/>
          <table:table-cell table:style-name="ce62" office:value-type="float" office:value="108.5">
            <text:p>108.50</text:p>
          </table:table-cell>
          <table:table-cell table:style-name="ce81" table:formula="of:=2.5773*[.F24]-257.81" office:value-type="float" office:value="21.82705">
            <text:p>21.83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4H09M00S">
            <text:p>14:09</text:p>
          </table:table-cell>
          <table:table-cell table:style-name="ce42" table:formula="of:=[.D25]-[.D24]" office:value-type="time" office:time-value="PT00H05M00S">
            <text:p>00:05</text:p>
          </table:table-cell>
          <table:table-cell table:style-name="ce64" office:value-type="float" office:value="299.9">
            <text:p>299.90</text:p>
          </table:table-cell>
          <table:table-cell table:style-name="ce82" table:formula="of:=[.F25]-280" office:value-type="float" office:value="19.9">
            <text:p>19.9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19M00S">
            <text:p>14:19</text:p>
          </table:table-cell>
          <table:table-cell table:style-name="ce43"/>
          <table:table-cell table:style-name="ce65" office:value-type="float" office:value="108.5">
            <text:p>108.50</text:p>
          </table:table-cell>
          <table:table-cell table:style-name="ce81" table:formula="of:=2.5773*[.F26]-257.81" office:value-type="float" office:value="21.82705">
            <text:p>21.83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4H24M00S">
            <text:p>14:24</text:p>
          </table:table-cell>
          <table:table-cell table:style-name="ce41" table:formula="of:=[.D27]-[.D26]" office:value-type="time" office:time-value="PT00H05M00S">
            <text:p>00:05</text:p>
          </table:table-cell>
          <table:table-cell table:style-name="ce63" office:value-type="float" office:value="299.9">
            <text:p>299.90</text:p>
          </table:table-cell>
          <table:table-cell table:style-name="ce82" table:formula="of:=[.F27]-280" office:value-type="float" office:value="19.9">
            <text:p>19.9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3H54M00S">
            <text:p>13:54</text:p>
          </table:table-cell>
          <table:table-cell table:style-name="ce40"/>
          <table:table-cell table:style-name="ce62" office:value-type="float" office:value="108.6">
            <text:p>108.60</text:p>
          </table:table-cell>
          <table:table-cell table:style-name="ce81" table:formula="of:=2.5773*[.F28]-257.81" office:value-type="float" office:value="22.08478">
            <text:p>22.08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4H01M00S">
            <text:p>14:01</text:p>
          </table:table-cell>
          <table:table-cell table:style-name="ce42" table:formula="of:=[.D29]-[.D28]" office:value-type="time" office:time-value="PT00H07M00S">
            <text:p>00:07</text:p>
          </table:table-cell>
          <table:table-cell table:style-name="ce64" office:value-type="float" office:value="299.9">
            <text:p>299.90</text:p>
          </table:table-cell>
          <table:table-cell table:style-name="ce82" table:formula="of:=[.F29]-280" office:value-type="float" office:value="19.9">
            <text:p>19.9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30M00S">
            <text:p>10:30</text:p>
          </table:table-cell>
          <table:table-cell table:style-name="ce44"/>
          <table:table-cell table:style-name="ce66" office:value-type="float" office:value="108.2">
            <text:p>108.20</text:p>
          </table:table-cell>
          <table:table-cell table:style-name="ce83" table:formula="of:=2.5773*[.F30]-257.81" office:value-type="float" office:value="21.05386">
            <text:p>21.05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0H33M00S">
            <text:p>10:33</text:p>
          </table:table-cell>
          <table:table-cell table:style-name="ce45" table:formula="of:=[.D31]-[.D30]" office:value-type="time" office:time-value="PT00H03M00S">
            <text:p>00:03</text:p>
          </table:table-cell>
          <table:table-cell table:style-name="ce67" office:value-type="float" office:value="299.6">
            <text:p>299.60</text:p>
          </table:table-cell>
          <table:table-cell table:style-name="ce84" table:formula="of:=[.F31]-280" office:value-type="float" office:value="19.6">
            <text:p>19.6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34M00S">
            <text:p>10:34</text:p>
          </table:table-cell>
          <table:table-cell table:style-name="ce46"/>
          <table:table-cell table:style-name="ce68" office:value-type="float" office:value="108.3">
            <text:p>108.30</text:p>
          </table:table-cell>
          <table:table-cell table:style-name="ce83" table:formula="of:=2.5773*[.F32]-257.81" office:value-type="float" office:value="21.31159">
            <text:p>21.3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0H36M00S">
            <text:p>10:36</text:p>
          </table:table-cell>
          <table:table-cell table:style-name="ce47" table:formula="of:=[.D33]-[.D32]" office:value-type="time" office:time-value="PT00H02M00S">
            <text:p>00:02</text:p>
          </table:table-cell>
          <table:table-cell table:style-name="ce69" office:value-type="float" office:value="299.6">
            <text:p>299.60</text:p>
          </table:table-cell>
          <table:table-cell table:style-name="ce84" table:formula="of:=[.F33]-280" office:value-type="float" office:value="19.6">
            <text:p>19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37M00S">
            <text:p>10:37</text:p>
          </table:table-cell>
          <table:table-cell table:style-name="ce44"/>
          <table:table-cell table:style-name="ce66" office:value-type="float" office:value="108.3">
            <text:p>108.30</text:p>
          </table:table-cell>
          <table:table-cell table:style-name="ce83" table:formula="of:=2.5773*[.F34]-257.81" office:value-type="float" office:value="21.31159">
            <text:p>21.3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0H39M00S">
            <text:p>10:39</text:p>
          </table:table-cell>
          <table:table-cell table:style-name="ce45" table:formula="of:=[.D35]-[.D34]" office:value-type="time" office:time-value="PT00H02M00S">
            <text:p>00:02</text:p>
          </table:table-cell>
          <table:table-cell table:style-name="ce67" office:value-type="float" office:value="299.6">
            <text:p>299.60</text:p>
          </table:table-cell>
          <table:table-cell table:style-name="ce84" table:formula="of:=[.F35]-280" office:value-type="float" office:value="19.6">
            <text:p>19.6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40M00S">
            <text:p>10:40</text:p>
          </table:table-cell>
          <table:table-cell table:style-name="ce46"/>
          <table:table-cell table:style-name="ce68" office:value-type="float" office:value="108.3">
            <text:p>108.30</text:p>
          </table:table-cell>
          <table:table-cell table:style-name="ce83" table:formula="of:=2.5773*[.F36]-257.81" office:value-type="float" office:value="21.31159">
            <text:p>21.3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0H42M00S">
            <text:p>10:42</text:p>
          </table:table-cell>
          <table:table-cell table:style-name="ce47" table:formula="of:=[.D37]-[.D36]" office:value-type="time" office:time-value="PT00H02M00S">
            <text:p>00:02</text:p>
          </table:table-cell>
          <table:table-cell table:style-name="ce69" office:value-type="float" office:value="299.6">
            <text:p>299.60</text:p>
          </table:table-cell>
          <table:table-cell table:style-name="ce84" table:formula="of:=[.F37]-280" office:value-type="float" office:value="19.6">
            <text:p>19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43M00S">
            <text:p>10:43</text:p>
          </table:table-cell>
          <table:table-cell table:style-name="ce44"/>
          <table:table-cell table:style-name="ce66" office:value-type="float" office:value="108.4">
            <text:p>108.40</text:p>
          </table:table-cell>
          <table:table-cell table:style-name="ce83" table:formula="of:=2.5773*[.F38]-257.81" office:value-type="float" office:value="21.56932">
            <text:p>21.57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0H45M00S">
            <text:p>10:45</text:p>
          </table:table-cell>
          <table:table-cell table:style-name="ce47" table:formula="of:=[.D39]-[.D38]" office:value-type="time" office:time-value="PT00H02M00S">
            <text:p>00:02</text:p>
          </table:table-cell>
          <table:table-cell table:style-name="ce69" office:value-type="float" office:value="299.6">
            <text:p>299.60</text:p>
          </table:table-cell>
          <table:table-cell table:style-name="ce84" table:formula="of:=[.F39]-280" office:value-type="float" office:value="19.6">
            <text:p>19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PT00H52M00S">
            <text:p>00:52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2/10/2016</text:date>, <text:time>15:3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10T15:32:11</dc:date>
    <meta:editing-cycles>18</meta:editing-cycles>
    <meta:editing-duration>P4DT4H35M9S</meta:editing-duration>
    <meta:generator>OpenOffice/4.1.1$Unix OpenOffice.org_project/411m6$Build-9775</meta:generator>
    <meta:document-statistic meta:table-count="3" meta:cell-count="199" meta:object-count="0"/>
  </office:meta>
</office:document-meta>
</file>